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95cm"/>
    </style:style>
    <style:style style:name="gr2" style:family="graphic" style:parent-style-name="Standard_5f_1">
      <style:graphic-properties draw:stroke="none" svg:stroke-color="#000000" draw:fill="none" draw:fill-color="#ffffff" fo:min-height="5.95cm"/>
    </style:style>
    <style:style style:name="gr3" style:family="graphic" style:parent-style-name="standard">
      <style:graphic-properties draw:stroke="none" svg:stroke-color="#000000" draw:fill="none" draw:fill-color="#ff0000" fo:min-height="5.95cm"/>
    </style:style>
    <style:style style:name="gr4" style:family="graphic" style:parent-style-name="Standard_5f_1_5f_3">
      <style:graphic-properties draw:stroke="none" svg:stroke-color="#000000" draw:fill="none" draw:fill-color="#ffffff" fo:min-height="5.95cm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weight="normal" style:font-weight-asian="normal" style:font-weight-complex="normal"/>
    </style:style>
    <style:style style:name="P5" style:family="paragraph">
      <loext:graphic-properties draw:fill="none" draw:fill-color="#ff0000"/>
    </style:style>
    <style:style style:name="P6" style:family="paragraph">
      <loext:graphic-properties draw:fill="none" draw:fill-color="#ffffff"/>
      <style:text-properties fo:font-weight="normal" style:font-weight-asian="normal" style:font-weight-complex="normal"/>
    </style:style>
    <style:style style:name="P7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T1" style:family="text">
      <style:text-properties fo:color="#ff0000" fo:font-weight="normal" style:font-weight-asian="normal" style:font-weight-complex="normal"/>
    </style:style>
    <style:style style:name="T2" style:family="text">
      <style:text-properties fo:color="#2a6099" fo:font-weight="normal" style:font-weight-asian="normal" style:font-weight-complex="normal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a933" fo:font-weight="normal" style:font-weight-asian="normal" style:font-weight-complex="normal"/>
    </style:style>
    <style:style style:name="T5" style:family="text">
      <style:text-properties fo:color="#2a6099"/>
    </style:style>
    <style:style style:name="T6" style:family="text">
      <style:text-properties fo:color="#ff0000"/>
    </style:style>
    <style:style style:name="T7" style:family="text">
      <style:text-properties fo:color="#00a933"/>
    </style:style>
    <style:style style:name="T8" style:family="text">
      <style:text-properties fo:color="#ff0000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800080" fo:font-weight="normal" style:font-weight-asian="normal" style:font-weight-complex="normal"/>
    </style:style>
    <style:style style:name="T10" style:family="text">
      <style:text-properties fo:color="#111111" fo:font-weight="normal" style:font-weight-asian="normal" style:font-weight-complex="normal"/>
    </style:style>
    <style:style style:name="T11" style:family="text">
      <style:text-properties fo:color="#ff0000" fo:font-size="18pt" fo:font-weight="normal" style:font-weight-asian="normal" style:font-weight-complex="normal"/>
    </style:style>
    <style:style style:name="T12" style:family="text">
      <style:text-properties fo:color="#800080" fo:font-size="18pt" fo:font-weight="normal" style:font-weight-asian="normal" style:font-weight-complex="normal"/>
    </style:style>
    <style:style style:name="T13" style:family="text">
      <style:text-properties fo:color="#800080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a6099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0008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fo:font-size="18pt" fo:font-weight="normal" style:font-weight-asian="normal" style:font-weight-complex="normal"/>
    </style:style>
    <style:style style:name="T18" style:family="text">
      <style:text-properties fo:color="#00a933" fo:font-size="18pt" fo:font-weight="normal" style:font-weight-asian="normal" style:font-weight-complex="normal"/>
    </style:style>
    <style:style style:name="T19" style:family="text">
      <style:text-properties fo:color="#2a6099" fo:font-size="18pt" fo:font-weight="normal" style:font-weight-asian="normal" style:font-weight-complex="normal"/>
    </style:style>
    <style:style style:name="T20" style:family="text">
      <style:text-properties fo:font-size="18pt" fo:font-weight="normal" style:font-weight-asian="normal" style:font-weight-complex="normal"/>
    </style:style>
    <style:style style:name="T2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8.6cm" svg:height="6.2cm" svg:x="4.3cm" svg:y="3.1cm">
          <draw:text-box>
            <text:p text:style-name="P1"><text:span text:style-name="T1">int</text:span><text:span text:style-name="T2"> a</text:span><text:span text:style-name="T3">[]</text:span><text:span text:style-name="T2"> </text:span><text:span text:style-name="T3">= </text:span><text:span text:style-name="T4">{1,2,3}</text:span><text:span text:style-name="T3">;</text:span></text:p>
            <text:p text:style-name="P1"><text:span text:style-name="T5"/></text:p>
            <text:p text:style-name="P1"><text:span text:style-name="T6">rot: Typ</text:span></text:p>
            <text:p text:style-name="P1"><text:span text:style-name="T5">blau: Bezeichner</text:span></text:p>
            <text:p><text:span text:style-name="T7">grün: Initialisierung – Werte des gleichen Typs (int)</text:span></text:p>
          </draw:text-box>
        </draw:frame>
      </draw:page>
      <draw:page draw:name="page2" draw:style-name="dp1" draw:master-page-name="Standard">
        <draw:frame draw:style-name="gr2" draw:text-style-name="P4" draw:layer="layout" svg:width="8.6cm" svg:height="6.2cm" svg:x="3.8cm" svg:y="3.2cm">
          <draw:text-box>
            <text:p text:style-name="P3"><text:span text:style-name="T8">String</text:span><text:span text:style-name="T2"> b</text:span><text:span text:style-name="T9">[]</text:span><text:span text:style-name="T10">;</text:span></text:p>
            <text:p text:style-name="P3"><text:span text:style-name="T4"/></text:p>
            <text:p text:style-name="P3"><text:span text:style-name="T11">rot: Typ</text:span></text:p>
            <text:p text:style-name="P3"><text:span text:style-name="T2">blau: Bezeichner</text:span></text:p>
            <text:p text:style-name="P3"><text:span text:style-name="T12">lila: Anzahl der Dimensionen (1)</text:span></text:p>
          </draw:text-box>
        </draw:frame>
      </draw:page>
      <draw:page draw:name="page3" draw:style-name="dp1" draw:master-page-name="Standard">
        <draw:frame draw:style-name="gr3" draw:text-style-name="P5" draw:layer="layout" svg:width="8.6cm" svg:height="6.2cm" svg:x="4.3cm" svg:y="3.1cm">
          <draw:text-box>
            <text:p text:style-name="P1"><text:span text:style-name="T1">int</text:span><text:span text:style-name="T2"> a</text:span><text:span text:style-name="T3">[] =</text:span><text:span text:style-name="T4"> </text:span><text:span text:style-name="T3">new</text:span><text:span text:style-name="T4"> </text:span><text:span text:style-name="T1">int</text:span><text:span text:style-name="T9">[4]</text:span><text:span text:style-name="T3">;</text:span></text:p>
            <text:p text:style-name="P1"><text:span text:style-name="T5"/></text:p>
            <text:p text:style-name="P1"><text:span text:style-name="T6">rot: Typ</text:span></text:p>
            <text:p text:style-name="P1"><text:span text:style-name="T5">blau: Bezeichner</text:span></text:p>
            <text:p><text:span text:style-name="T13">lila: Größe (Anzahl der Elemente)</text:span></text:p>
          </draw:text-box>
        </draw:frame>
      </draw:page>
      <draw:page draw:name="page4" draw:style-name="dp1" draw:master-page-name="Standard">
        <draw:frame draw:style-name="gr4" draw:text-style-name="P4" draw:layer="layout" svg:width="8.6cm" svg:height="6.2cm" svg:x="3.8cm" svg:y="3.2cm">
          <draw:text-box>
            <text:p text:style-name="P1"><text:span text:style-name="T14">System.out.println(</text:span><text:span text:style-name="T15">a</text:span><text:span text:style-name="T16">[2]</text:span><text:span text:style-name="T17">);</text:span></text:p>
            <text:p text:style-name="P1"><text:span text:style-name="T18"/></text:p>
            <text:p text:style-name="P1"><text:span text:style-name="T19">blau: Bezeichner</text:span></text:p>
            <text:p text:style-name="P1"><text:span text:style-name="T12">lila: Zugang mit Index</text:span></text:p>
          </draw:text-box>
        </draw:frame>
      </draw:page>
      <draw:page draw:name="page5" draw:style-name="dp1" draw:master-page-name="Standard">
        <draw:frame draw:style-name="gr1" draw:text-style-name="P6" draw:layer="layout" svg:width="8.6cm" svg:height="6.2cm" svg:x="3.8cm" svg:y="3.2cm">
          <draw:text-box>
            <text:p text:style-name="P1"><text:span text:style-name="T2">a</text:span><text:span text:style-name="T9">[2]</text:span><text:span text:style-name="T4"> </text:span><text:span text:style-name="T3">=</text:span><text:span text:style-name="T4"> 1</text:span><text:span text:style-name="T3">;</text:span></text:p>
            <text:p text:style-name="P1"><text:span text:style-name="T4"/></text:p>
            <text:p text:style-name="P1"><text:span text:style-name="T2">blau: Bezeichner</text:span></text:p>
            <text:p text:style-name="P1"><text:span text:style-name="T12">lila: Zugang mit Index</text:span></text:p>
            <text:p text:style-name="P1"><text:span text:style-name="T4">grün: neuer Wert</text:span></text:p>
          </draw:text-box>
        </draw:frame>
      </draw:page>
      <draw:page draw:name="page6" draw:style-name="dp1" draw:master-page-name="Standard">
        <draw:frame draw:style-name="gr2" draw:text-style-name="P6" draw:layer="layout" svg:width="8.6cm" svg:height="6.2cm" svg:x="3.8cm" svg:y="3.2cm">
          <draw:text-box>
            <text:p text:style-name="P1"><text:span text:style-name="T8">int</text:span><text:span text:style-name="T2"> a</text:span><text:span text:style-name="T9">[][]</text:span><text:span text:style-name="T10">;</text:span></text:p>
            <text:p text:style-name="P1"><text:span text:style-name="T4"/></text:p>
            <text:p text:style-name="P1"><text:span text:style-name="T11">rot: Typ</text:span></text:p>
            <text:p text:style-name="P1"><text:span text:style-name="T2">blau: Bezeichner</text:span></text:p>
            <text:p text:style-name="P1"><text:span text:style-name="T12">lila: Anzahl der Dimensionen (2)</text:span></text:p>
          </draw:text-box>
        </draw:frame>
      </draw:page>
      <draw:page draw:name="page7" draw:style-name="dp1" draw:master-page-name="Standard">
        <draw:frame draw:style-name="gr1" draw:text-style-name="P7" draw:layer="layout" svg:width="5.7cm" svg:height="6.2cm" svg:x="5.5cm" svg:y="3.4cm">
          <draw:text-box>
            <text:p><text:span text:style-name="T11">int</text:span><text:span text:style-name="T20"> </text:span><text:span text:style-name="T19">a</text:span><text:span text:style-name="T20">[][];</text:span></text:p>
            <text:p><text:span text:style-name="T20"/></text:p>
            <text:p><text:span text:style-name="T11">rot: Typ</text:span></text:p>
            <text:p><text:span text:style-name="T19">blau: Bezeichner</text:span></text:p>
          </draw:text-box>
        </draw:frame>
      </draw:page>
      <draw:page draw:name="page8" draw:style-name="dp1" draw:master-page-name="Standard">
        <draw:frame draw:style-name="gr2" draw:text-style-name="P4" draw:layer="layout" svg:width="8.6cm" svg:height="6.2cm" svg:x="4.3cm" svg:y="3.1cm">
          <draw:text-box>
            <text:p text:style-name="P1"><text:span text:style-name="T11">int</text:span><text:span text:style-name="T19"> a</text:span><text:span text:style-name="T17">[][] = new</text:span><text:span text:style-name="T18"> </text:span><text:span text:style-name="T11">int</text:span><text:span text:style-name="T12">[4][4]</text:span><text:span text:style-name="T17">;</text:span></text:p>
            <text:p text:style-name="P1"><text:span text:style-name="T19"/></text:p>
            <text:p text:style-name="P1"><text:span text:style-name="T11">rot: Typ</text:span></text:p>
            <text:p text:style-name="P1"><text:span text:style-name="T19">blau: Bezeichner</text:span></text:p>
            <text:p><text:span text:style-name="T12">lila: Deklarationsgröße: 4x4</text:span></text:p>
          </draw:text-box>
        </draw:frame>
      </draw:page>
      <draw:page draw:name="page9" draw:style-name="dp1" draw:master-page-name="Standard">
        <draw:frame draw:style-name="gr2" draw:text-style-name="P4" draw:layer="layout" svg:width="8.6cm" svg:height="6.2cm" svg:x="3.8cm" svg:y="3.2cm">
          <draw:text-box>
            <text:p text:style-name="P1"><text:span text:style-name="T15">a</text:span><text:span text:style-name="T16">[2][2]</text:span></text:p>
            <text:p text:style-name="P1"><text:span text:style-name="T18"/></text:p>
            <text:p text:style-name="P1"><text:span text:style-name="T19">blau: Bezeichner</text:span></text:p>
            <text:p text:style-name="P1"><text:span text:style-name="T12">lila: Zugang mit Index</text:span></text:p>
          </draw:text-box>
        </draw:frame>
      </draw:page>
      <draw:page draw:name="page10" draw:style-name="dp1" draw:master-page-name="Standard">
        <draw:frame draw:style-name="gr2" draw:text-style-name="P2" draw:layer="layout" svg:width="8.6cm" svg:height="6.2cm" svg:x="3.8cm" svg:y="3.2cm">
          <draw:text-box>
            <text:p text:style-name="P1"><text:span text:style-name="T2">a</text:span><text:span text:style-name="T13">[1][1] </text:span><text:span text:style-name="T21">=</text:span><text:span text:style-name="T7"> 1</text:span><text:span text:style-name="T21">;</text:span></text:p>
            <text:p text:style-name="P1"><text:span text:style-name="T7"/></text:p>
            <text:p text:style-name="P1"><text:span text:style-name="T5">blau: Bezeichner</text:span></text:p>
            <text:p text:style-name="P1"><text:span text:style-name="T12">lila: Zugang mit Index</text:span></text:p>
            <text:p text:style-name="P1"><text:span text:style-name="T7">grün: neuer Wert</text:span></text:p>
            <text:p text:style-name="P1"><text:span text:style-name="T1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" style:display-name="Standard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" style:display-name="Standard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" style:display-name="Standard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3" style:display-name="Standard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16:24:31.274000000</meta:creation-date>
    <meta:generator>LibreOffice/6.1.3.2$Windows_X86_64 LibreOffice_project/86daf60bf00efa86ad547e59e09d6bb77c699acb</meta:generator>
    <dc:date>2019-06-06T16:10:18.812000000</dc:date>
    <meta:editing-duration>PT3H28M11S</meta:editing-duration>
    <meta:editing-cycles>69</meta:editing-cycles>
    <meta:document-statistic meta:object-count="10"/>
  </office:meta>
</office:document-meta>
</file>